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.8" calcext:value-type="float">
            <text:p>21.8</text:p>
          </table:table-cell>
          <table:table-cell table:style-name="ce1" office:value-type="float" office:value="30.8375" calcext:value-type="float">
            <text:p>30.8375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45" calcext:value-type="float">
            <text:p>0.245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.8" calcext:value-type="float">
            <text:p>21.8</text:p>
          </table:table-cell>
          <table:table-cell table:style-name="ce1" office:value-type="float" office:value="30.575" calcext:value-type="float">
            <text:p>30.575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0.177" calcext:value-type="float">
            <text:p>0.177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.8" calcext:value-type="float">
            <text:p>21.8</text:p>
          </table:table-cell>
          <table:table-cell table:style-name="ce1" office:value-type="float" office:value="30.75" calcext:value-type="float">
            <text:p>30.75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88" calcext:value-type="float">
            <text:p>0.288</text:p>
          </table:table-cell>
          <table:table-cell table:style-name="ce2" office:value-type="float" office:value="0.176" calcext:value-type="float">
            <text:p>0.176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.8" calcext:value-type="float">
            <text:p>21.8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246" calcext:value-type="float">
            <text:p>0.246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8" calcext:value-type="float">
            <text:p>20.8</text:p>
          </table:table-cell>
          <table:table-cell table:style-name="ce1" office:value-type="float" office:value="31.025" calcext:value-type="float">
            <text:p>31.025</text:p>
          </table:table-cell>
          <table:table-cell table:style-name="ce2" office:value-type="float" office:value="0.009" calcext:value-type="float">
            <text:p>0.009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278" calcext:value-type="float">
            <text:p>0.278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.8" calcext:value-type="float">
            <text:p>20.8</text:p>
          </table:table-cell>
          <table:table-cell table:style-name="ce1" office:value-type="float" office:value="31.25" calcext:value-type="float">
            <text:p>31.2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274" calcext:value-type="float">
            <text:p>0.274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.8" calcext:value-type="float">
            <text:p>20.8</text:p>
          </table:table-cell>
          <table:table-cell table:style-name="ce1" office:value-type="float" office:value="30.8375" calcext:value-type="float">
            <text:p>30.8375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235" calcext:value-type="float">
            <text:p>0.235</text:p>
          </table:table-cell>
          <table:table-cell table:style-name="ce2" office:value-type="float" office:value="0.269" calcext:value-type="float">
            <text:p>0.269</text:p>
          </table:table-cell>
          <table:table-cell table:style-name="ce2" office:value-type="float" office:value="0.013" calcext:value-type="float">
            <text:p>0.013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.8" calcext:value-type="float">
            <text:p>20.8</text:p>
          </table:table-cell>
          <table:table-cell table:style-name="ce1" office:value-type="float" office:value="30.575" calcext:value-type="float">
            <text:p>30.575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float" office:value="30.75" calcext:value-type="float">
            <text:p>30.7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float" office:value="31.025" calcext:value-type="float">
            <text:p>31.025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294" calcext:value-type="float">
            <text:p>0.294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float" office:value="31.25" calcext:value-type="float">
            <text:p>31.25</text:p>
          </table:table-cell>
          <table:table-cell table:number-columns-repeated="2" table:style-name="ce2" office:value-type="float" office:value="0.027" calcext:value-type="float">
            <text:p>0.02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0.264" calcext:value-type="float">
            <text:p>0.264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style-name="ce2" table:number-columns-repeated="4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